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Lucida Grande" svg:font-family="'Lucida Grande', 'Lucida Sans Unicode', Arial, Helvetica, Sans, FreeSans, Jamrul, Garuda, Kalimati"/>
    <style:font-face style:name="Mangal1" svg:font-family="Mangal"/>
    <style:font-face style:name="Verdana" svg:font-family="Verdan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4pt" style:font-size-asian="14pt" style:font-size-complex="14pt"/>
    </style:style>
    <style:style style:name="P2" style:family="paragraph" style:parent-style-name="Text_20_body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text-properties fo:color="#0000cc" officeooo:paragraph-rsid="003066a5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font-weight="bold" officeooo:rsid="001fa572" officeooo:paragraph-rsid="0020fb1a" style:font-weight-asian="bold" style:font-weight-complex="bold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color="#000000" fo:font-weight="bold" officeooo:rsid="002c8b30" officeooo:paragraph-rsid="002e73f9" style:font-weight-asian="bold" style:font-weight-complex="bold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7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 fo:break-before="page"/>
      <style:text-properties style:font-name="Arial" fo:font-size="14pt" officeooo:paragraph-rsid="0029c820" style:font-size-asian="14pt" style:font-size-complex="14pt"/>
    </style:style>
    <style:style style:name="P8" style:family="paragraph" style:parent-style-name="Text_20_body">
      <style:paragraph-properties fo:margin-left="0.5in" fo:margin-right="0in" fo:text-indent="0in" style:auto-text-indent="false"/>
      <style:text-properties fo:color="#000000" fo:font-size="22pt" fo:font-weight="bold" officeooo:rsid="0029c820" officeooo:paragraph-rsid="0029c820" style:font-size-asian="22pt" style:font-weight-asian="bold" style:font-size-complex="22pt" style:font-weight-complex="bold"/>
    </style:style>
    <style:style style:name="P9" style:family="paragraph" style:parent-style-name="Text_20_body">
      <style:paragraph-properties fo:margin-left="1in" fo:margin-right="0in" fo:text-indent="0in" style:auto-text-indent="false"/>
      <style:text-properties officeooo:rsid="001fa572" officeooo:paragraph-rsid="002e73f9"/>
    </style:style>
    <style:style style:name="P10" style:family="paragraph" style:parent-style-name="Text_20_body">
      <style:paragraph-properties fo:margin-left="1in" fo:margin-right="0in" fo:text-indent="0in" style:auto-text-indent="false"/>
      <style:text-properties fo:color="#0000ff" fo:font-weight="bold" officeooo:rsid="002e73f9" officeooo:paragraph-rsid="002e73f9" style:font-weight-asian="bold" style:font-weight-complex="bold"/>
    </style:style>
    <style:style style:name="P11" style:family="paragraph" style:parent-style-name="Text_20_body">
      <style:paragraph-properties fo:margin-left="1in" fo:margin-right="0in" fo:text-indent="0in" style:auto-text-indent="false"/>
      <style:text-properties fo:color="#0000cc" fo:font-weight="bold" officeooo:rsid="002e73f9" officeooo:paragraph-rsid="003066a5" style:font-weight-asian="bold" style:font-weight-complex="bold"/>
    </style:style>
    <style:style style:name="P12" style:family="paragraph" style:parent-style-name="Text_20_body">
      <style:paragraph-properties fo:margin-left="1in" fo:margin-right="0in" fo:text-indent="0in" style:auto-text-indent="false"/>
      <style:text-properties fo:color="#0000cc" fo:font-weight="bold" officeooo:rsid="003066a5" officeooo:paragraph-rsid="003066a5" style:font-weight-asian="bold" style:font-weight-complex="bold"/>
    </style:style>
    <style:style style:name="P13" style:family="paragraph" style:parent-style-name="Standard">
      <style:paragraph-properties fo:margin-left="1in" fo:margin-right="0in" fo:text-indent="0in" style:auto-text-indent="false"/>
      <style:text-properties fo:color="#0000ff" fo:font-weight="bold" officeooo:rsid="002e73f9" officeooo:paragraph-rsid="002e73f9" style:font-weight-asian="bold" style:font-weight-complex="bold"/>
    </style:style>
    <style:style style:name="P14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officeooo:rsid="001fa572" officeooo:paragraph-rsid="002e73f9"/>
    </style:style>
    <style:style style:name="P15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fo:color="#0000ff" fo:font-weight="bold" officeooo:rsid="002e73f9" officeooo:paragraph-rsid="002e73f9" style:font-weight-asian="bold" style:font-weight-complex="bold"/>
    </style:style>
    <style:style style:name="P16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fo:color="#0000ff" fo:font-weight="bold" officeooo:rsid="002e73f9" officeooo:paragraph-rsid="003066a5" style:font-weight-asian="bold" style:font-weight-complex="bold"/>
    </style:style>
    <style:style style:name="P17" style:family="paragraph" style:parent-style-name="Standard">
      <style:paragraph-properties fo:margin-left="1in" fo:margin-right="0in" fo:margin-top="0in" fo:margin-bottom="0in" loext:contextual-spacing="false" fo:text-indent="0in" style:auto-text-indent="false"/>
      <style:text-properties fo:color="#0000ff" fo:font-weight="bold" officeooo:rsid="002e73f9" officeooo:paragraph-rsid="003066a5" style:font-weight-asian="bold" style:font-weight-complex="bold"/>
    </style:style>
    <style:style style:name="P18" style:family="paragraph" style:parent-style-name="Text_20_body" style:list-style-name="L1">
      <style:paragraph-properties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9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20" style:family="paragraph" style:parent-style-name="Text_20_body">
      <style:paragraph-properties fo:margin-left="1in" fo:margin-right="0in" fo:text-indent="0in" style:auto-text-indent="false"/>
      <style:text-properties fo:color="#0000cc" fo:font-weight="bold" officeooo:rsid="003066a5" officeooo:paragraph-rsid="003066a5" style:font-weight-asian="bold" style:font-weight-complex="bold"/>
    </style:style>
    <style:style style:name="P21" style:family="paragraph" style:parent-style-name="Text_20_body">
      <style:paragraph-properties fo:margin-left="0in" fo:margin-right="0in" fo:text-indent="0in" style:auto-text-indent="false"/>
      <style:text-properties fo:color="#000000" fo:font-size="22pt" fo:font-weight="bold" officeooo:rsid="0029c820" officeooo:paragraph-rsid="0029c820" style:font-size-asian="22pt" style:font-weight-asian="bold" style:font-size-complex="22pt" style:font-weight-complex="bold"/>
    </style:style>
    <style:style style:name="P22" style:family="paragraph" style:parent-style-name="Heading_20_2">
      <style:paragraph-properties fo:margin-left="0in" fo:margin-right="0in" fo:text-indent="0in" style:auto-text-indent="false"/>
      <style:text-properties fo:font-variant="normal" fo:text-transform="none" fo:color="#000000" style:font-name="Liberation Sans" fo:font-size="22.5pt" fo:letter-spacing="normal" fo:font-style="normal" fo:font-weight="bold" officeooo:rsid="002c8b30" officeooo:paragraph-rsid="0029c820" style:font-weight-asian="bold" style:font-weight-complex="bold"/>
    </style:style>
    <style:style style:name="T1" style:family="text">
      <style:text-properties officeooo:rsid="0029c820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weight="bold" officeooo:rsid="0029c820" style:font-weight-asian="bold" style:font-weight-complex="bold"/>
    </style:style>
    <style:style style:name="T5" style:family="text">
      <style:text-properties fo:font-variant="normal" fo:text-transform="none" fo:color="#333333" style:font-name="Lucida Grande" fo:font-size="10.5pt" fo:letter-spacing="normal" fo:font-style="normal" fo:font-weight="normal"/>
    </style:style>
    <style:style style:name="T6" style:family="text">
      <style:text-properties fo:font-variant="normal" fo:text-transform="none" fo:color="#333333" style:font-name="Lucida Grande" fo:font-size="10.5pt" fo:letter-spacing="normal" fo:font-style="normal" fo:font-weight="normal" officeooo:rsid="0030ffc5"/>
    </style:style>
    <style:style style:name="T7" style:family="text">
      <style:text-properties fo:font-variant="normal" fo:text-transform="none" fo:color="#000000" style:font-name="Consolas" fo:font-size="12pt" fo:letter-spacing="normal" fo:font-style="normal" fo:font-weight="normal" officeooo:rsid="0029c820" style:font-weight-asian="bold" style:font-weight-complex="bold"/>
    </style:style>
    <style:style style:name="T8" style:family="text">
      <style:text-properties officeooo:rsid="002e73f9"/>
    </style:style>
    <style:style style:name="T9" style:family="text">
      <style:text-properties fo:color="#0000ff" fo:font-weight="bold" officeooo:rsid="002e73f9" style:font-weight-asian="bold" style:font-weight-complex="bold"/>
    </style:style>
    <style:style style:name="T10" style:family="text">
      <style:text-properties officeooo:rsid="003066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P22" text:outline-level="2">SQL Aggregate Functions</text:h>
      <text:p text:style-name="P6">SQL aggregate functions return a single value, calculated from values in a column.</text:p>
      <text:p text:style-name="P6">Useful aggregate functions:</text:p>
      <text:list xml:id="list322633645301803760" text:style-name="L1">
        <text:list-item>
          <text:p text:style-name="P19">AVG() - Returns the average value</text:p>
        </text:list-item>
        <text:list-item>
          <text:p text:style-name="P19">COUNT() - Returns the number of rows</text:p>
        </text:list-item>
        <text:list-item>
          <text:p text:style-name="P19">MAX() - Returns the largest value</text:p>
        </text:list-item>
        <text:list-item>
          <text:p text:style-name="P19">MIN() - Returns the smallest value</text:p>
        </text:list-item>
        <text:list-item>
          <text:p text:style-name="P18">SUM() - Returns the sum</text:p>
        </text:list-item>
      </text:list>
      <text:p text:style-name="Text_20_body"/>
      <text:p text:style-name="P12">SELECT avg(importe) FROM pedidos</text:p>
      <text:p text:style-name="P12">SELECT avg(edad) FROM repventas </text:p>
      <text:p text:style-name="P12">SELECT count(*) FROM repventas </text:p>
      <text:p text:style-name="P12">SELECT max(importe), min(importe) FROM pedidos ;</text:p>
      <text:p text:style-name="P12">SELECT avg(importe), sum(importe) FROM pedidos ;</text:p>
      <text:p text:style-name="P3"/>
      <text:p text:style-name="P11">SELECT MIN(importe) as minim, MAX(importe) as maxim, AVG(importe), SUM(importe) FROM pedidos ;</text:p>
      <text:p text:style-name="P21">GROUP BY</text:p>
      <text:p text:style-name="P8">HAVING</text:p>
      <text:p text:style-name="P14"><text:span text:style-name="T7">SELECT column_name, aggregate_function(column_name)</text:span><text:span text:style-name="T4"><text:line-break/></text:span><text:span text:style-name="T7">FROM table_name</text:span><text:span text:style-name="T4"><text:line-break/></text:span><text:span text:style-name="T7">WHERE column_name operator value</text:span><text:span text:style-name="T4"><text:line-break/></text:span><text:span text:style-name="T7">GROUP BY column_name</text:span><text:span text:style-name="T4"><text:line-break/></text:span><text:span text:style-name="T7">HAVING aggregate_function(column_name) operator value;</text:span><text:span text:style-name="T4"> </text:span><text:span text:style-name="T3"><text:line-break/><text:line-break/></text:span><text:span text:style-name="T9">SELECT rep, count(*) <text:s/>from pedidos </text:span></text:p>
      <text:p text:style-name="P15">GROUP BY rep;</text:p>
      <text:p text:style-name="P15"/>
      <text:p text:style-name="P17">SELECT rep, count(*) <text:s/>from pedidos </text:p>
      <text:p text:style-name="P16">GROUP BY rep</text:p>
      <text:p text:style-name="P16">HAVING count(*) &gt; <text:span text:style-name="T10">2</text:span></text:p>
      <text:p text:style-name="P15">ORDER BY rep ;</text:p>
      <text:p text:style-name="P9"><text:soft-page-break/></text:p>
      <text:p text:style-name="P13">SELECT rep, sum(importe) as total_importe <text:s/>FROM pedidos </text:p>
      <text:p text:style-name="P13"/>
      <text:p text:style-name="P10">GROUP BY rep</text:p>
      <text:p text:style-name="P10">HAVING total_importe BETWEEN 1000 AND 4000</text:p>
      <text:p text:style-name="P10">ORDER BY rep ;</text:p>
      <text:p text:style-name="P9"/>
      <text:p text:style-name="P10">SELECT rep, clie, count(*) FROM pedidos GROUP BY rep,clie; </text:p>
      <text:p text:style-name="P10"/>
      <text:p text:style-name="P5">Funcions : <text:span text:style-name="T8">COUNT(*), </text:span>MIN() i MAX(), AVG(), SUM()</text:p>
      <text:p text:style-name="P5"/>
      <text:p text:style-name="P10"/>
      <text:p text:style-name="P7"><text:span text:style-name="T5">1. Fabricant, número i import de les comandes que el seu import oscil·li entre 10000 i 39999, i ordenat per fabricant de forma ascendent i pel número descendent.</text:span><text:line-break/><text:line-break/><text:span text:style-name="T5">2. Identificador i nom dels venedors, amb l'identificador de l'oficina d'aquells venedors que tenen una oficina assignada.</text:span><text:line-break/><text:line-break/><text:span text:style-name="T5">3. Trobar la data en que es va realitzar la primera i la última comanda.</text:span><text:line-break/><text:line-break/><text:line-break/><text:span text:style-name="T5">4. Llistar quants empleats estan assignats a cada oficina, indicar el identificador d'oficina, i quants té assignats, no s'han de mostrar els nulls.</text:span><text:line-break/><text:line-break/><text:span text:style-name="T5">5. </text:span><text:span text:style-name="T6">T</text:span><text:span text:style-name="T5">robar la mitja</text:span><text:span text:style-name="T6">na de la comanda</text:span><text:span text:style-name="T5"> per a cada empleat i client.</text:span><text:line-break/><text:line-break/><text:span text:style-name="T5">6. Trobar el fabricant, producte i preu dels productes on el seu identificador comenci i acabi per 4.</text:span><text:line-break/><text:line-break/><text:span text:style-name="T5">7. Trobar el fabricant, producte i preu dels productes amb un preu superior a 100 i unes existemcias menors de 10. i mostralo ordenat per fabricant en ordre descencent, i per id_producte de forma ascendent.</text:span><text:line-break/><text:line-break/><text:span text:style-name="T5">8. Identificador fabricant, producte i descripció dels productes amb un preu superior a 1000 i siguin del fabricant amb identificador rei o les existències siguin superiors a 20.</text:span><text:line-break/><text:line-break/><text:span text:style-name="T5">9. Identificador i ciutat de les oficines de la regió est amb unes vendes inferiors a 700000 o de la regió oest amb unes vendes inferiors a 600000.</text:span><text:line-break/><text:line-break/><text:span text:style-name="T5">10. Identificador del fabricant, identificació i descripció dels productes on l'identificador del fabricant és "rei" o el preu és menor a 500.</text:span><text:line-break/><text:line-break/><text:span text:style-name="T5">11. Identificador dels clients que el seu nom no conté " Corp." o " Inc." amb crèdit major a 30000.</text:span><text:line-break/><text:line-break/><text:span text:style-name="T5">12. Identificador i mitja d'edad per a cada oficina.</text:span><text:line-break/><text:line-break/><text:span text:style-name="T5">13. Regió i diferència entre la mitjana aritmètica dels objectius i la de les vendes, per a cada regió.</text:span><text:line-break/><text:line-break/><text:span text:style-name="T5">14. Trobar l'import mitjà de comandes,l'import total de comandes i el preu mig de venda.</text:span><text:line-break/><text:line-break/><text:span text:style-name="T5">15. Ciutat oficines i diferència entre vendes i objectius ordenada per aquesta diferència. </text:span><text:line-break/><text:line-break/><text:span text:style-name="T5">16. Número comanda, data comanda, codi fabricant, codi producte i import comandes per </text:span><text:soft-page-break/><text:span text:style-name="T5">comandes entre els dies '1989-09-1' i '1989-12-31'.</text:span><text:line-break/><text:line-break/><text:span text:style-name="T5">17. Ciutat oficines, regions i diferència entre vendes i objectius ordenades per regió i per diferència entre vendes i objectius de major a menor. </text:span><text:line-break/><text:line-break/><text:span text:style-name="T5">18. Número total de comandes.</text:span><text:line-break/><text:line-break/><text:span text:style-name="T5">19. Nom i data de contracte dels empleats que les seves vendes siguin superiors a 200000 i mostrar ordenat per contracte de més nou a més vell.</text:span><text:line-break/><text:line-break/><text:span text:style-name="T5">20. Codi i nom de les tres ciutats que tinguin unes vendes superiors.</text:span> 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Lucida Grande" svg:font-family="'Lucida Grande', 'Lucida Sans Unicode', Arial, Helvetica, Sans, FreeSans, Jamrul, Garuda, Kalimati"/>
    <style:font-face style:name="Mangal1" svg:font-family="Mangal"/>
    <style:font-face style:name="Verdana" svg:font-family="Verdan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9c820"/>
    </style:style>
    <style:style style:name="MT2" style:family="text">
      <style:text-properties fo:background-color="transparent" loext:char-shading-value="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Subtitle">PRÀCTICA <text:span text:style-name="MT1">3</text:span>. M02<text:tab/><text:tab/><text:tab/><text:tab/><text:tab/><text:tab/><text:tab/><text:tab/><text:span text:style-name="MT2"><text:page-number text:select-page="current">4</text:page-number></text:span><text:span text:style-name="MT2">/</text:span><text:span text:style-name="MT2"><text:page-count>4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21:54:30.107000000</meta:creation-date>
    <dc:date>2017-11-06T08:59:23.662960533</dc:date>
    <meta:editing-duration>PT2H2M16S</meta:editing-duration>
    <meta:editing-cycles>16</meta:editing-cycles>
    <meta:generator>LibreOffice/5.1.5.2$Linux_X86_64 LibreOffice_project/10$Build-2</meta:generator>
    <meta:document-statistic meta:table-count="0" meta:image-count="0" meta:object-count="0" meta:page-count="4" meta:paragraph-count="30" meta:word-count="566" meta:character-count="3497" meta:non-whitespace-character-count="2925"/>
  </office:meta>
</office:document-meta>
</file>